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SETTING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list is shared</text:p>
          </table:table-cell>
          <table:table-cell office:value-type="string" calcext:value-type="string">
            <text:p>KEY_SHAR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for owned, 2 for remote</text:p>
          </table:table-cell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SETTINGS_VALU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v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ce76" office:value-type="string" calcext:value-type="string">
            <text:p>KEY_SETTINGS_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SHAR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hare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st ID, to delete obsolete tombstones on list deletion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er for flags</text:p>
          </table:table-cell>
          <table:table-cell office:value-type="string" calcext:value-type="string">
            <text:p>KEY_STAT_FLAGS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arious stuff that can also be synced</text:p>
          </table:table-cell>
          <table:table-cell table:style-name="ce26" office:value-type="string" calcext:value-type="string">
            <text:p>TBL_SETTINGS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SETTINGS_KEY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SETTINGS_VALU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9:21:07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10-19T19:22:24.346000000</dc:date>
    <meta:editing-duration>P2DT6H15M18S</meta:editing-duration>
    <meta:editing-cycles>404</meta:editing-cycles>
    <dc:creator>Aron Heinecke</dc:creator>
    <meta:document-statistic meta:table-count="3" meta:cell-count="540" meta:object-count="0"/>
  </office:meta>
</office:document-meta>
</file>